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language="zxx" fo:country="none" fo:font-style="normal" style:text-underline-style="none" style:font-name-asian="Times New Roman" style:font-size-asian="6.80000019073486pt" style:font-name-complex="Times New Roman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style:text-underline-style="none" fo:font-weight="bold" style:text-underline-mode="continuous" style:text-line-through-mode="continuous" style:font-name-asian="Times New Roman" style:font-size-asian="6.80000019073486pt" style:font-style-asian="normal" style:font-weight-asian="bold" style:font-name-complex="Times New Roman" style:font-size-complex="6.80000019073486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style:text-underline-style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style:font-name-asian="Times New Roman" style:font-size-asian="6.80000019073486pt" style:font-name-complex="Times New Roman" style:font-size-complex="8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imes New Roman1" fo:font-size="8pt"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position="0% 100%" style:font-name="Times New Roman" fo:font-size="12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font-name="Times New Roman" fo:font-size="12pt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51" table:default-cell-style-name="ce5"/>
        <table:table-column table:style-name="co1" table:default-cell-style-name="ce11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7" office:value-type="string">
            <text:p>Политические философы</text:p>
          </table:table-cell>
          <table:table-cell table:style-name="ce8" office:value-type="string">
            <text:p>Философы от бизнеса</text:p>
          </table:table-cell>
          <table:table-cell table:style-name="ce8" office:value-type="string">
            <text:p>Идеологи, <text:s/>философы- идеалисты</text:p>
          </table:table-cell>
          <table:table-cell table:style-name="ce8" office:value-type="string">
            <text:p>Информационные философы</text:p>
          </table:table-cell>
          <table:table-cell table:style-name="ce10" office:value-type="string">
            <text:p>Философствующие обывател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рода географии, топология</text:span></text:p>
          </table:table-cell>
          <table:table-cell office:value-type="string">
            <text:p>Пространства, меняющиеся во времени <text:s text:c="11"/><text:span text:style-name="T4">меры, единицы измерения</text:span></text:p>
          </table:table-cell>
          <table:table-cell office:value-type="string">
            <text:p>Материальные пространства <text:s text:c="2"/><text:span text:style-name="T2">размеры и форма материальных объектов,</text:span></text:p>
            <text:p><text:span text:style-name="T3">расстояния между материальными объектами</text:span><text:span text:style-name="T6">, </text:span></text:p>
          </table:table-cell>
          <table:table-cell office:value-type="string">
            <text:p>Биологические пространства <text:s text:c="2"/><text:span text:style-name="T2">размеры и форма биологических объектов.расстояния между биологическими объектам,</text:span></text:p>
          </table:table-cell>
          <table:table-cell office:value-type="string">
            <text:p>Социальные пространства <text:span text:style-name="T2">размеры и форма объектов социальной реальности, расстояния между ними, пути сообщения <text:s/></text:span></text:p>
          </table:table-cell>
          <table:table-cell office:value-type="string">
            <text:p>Политические пространства <text:span text:style-name="T2">пространство власти, границы власти, политические центры и периферия, размеры <text:s/>политических объектов</text:span></text:p>
          </table:table-cell>
          <table:table-cell office:value-type="string">
            <text:p>Предпринимательские пространства <text:span text:style-name="T2">места деловой активности</text:span></text:p>
          </table:table-cell>
          <table:table-cell office:value-type="string">
            <text:p>Идеальные пространства <text:span text:style-name="T2">места поклонения, <text:s text:c="2"/>сакральные <text:s/>и ритуальные <text:s/>пространства </text:span></text:p>
          </table:table-cell>
          <table:table-cell office:value-type="string">
            <text:p>Информационные пространства <text:s text:c="3"/><text:span text:style-name="T4">о</text:span><text:span text:style-name="T2">хват аудитории, <text:s/>структура информ. пространства</text:span></text:p>
          </table:table-cell>
          <table:table-cell office:value-type="string">
            <text:p>Бытовые пространства <text:s text:c="2"/><text:span text:style-name="T2">пространство быта и бытовых отношений, его размеры и формы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style-name="ce3" office:value-type="string">
            <text:p>Философия времени <text:s/><text:span text:style-name="T1">хронология, хронометрия, естественная и социальная истории</text:span></text:p>
          </table:table-cell>
          <table:table-cell office:value-type="string">
            <text:p>Материализованное время <text:s text:c="7"/><text:span text:style-name="T2">возраст материальных объектов, часы как материализованное время, </text:span></text:p>
            <text:p><text:span text:style-name="T3">Разметка времени через изменение материальных объектов</text:span></text:p>
          </table:table-cell>
          <table:table-cell office:value-type="string">
            <text:p>Биологическое время <text:s text:c="10"/><text:span text:style-name="T2">возраст биологических объектов, биологические часы, биоритмы</text:span></text:p>
            <text:p><text:span text:style-name="T2">поколения, время жизни, возрасты жизни.</text:span></text:p>
            <text:p><text:span text:style-name="T3">Биологические — геологические эпохи <text:s/>как разметка времен</text:span></text:p>
          </table:table-cell>
          <table:table-cell office:value-type="string">
            <text:p>Социальное время <text:s/><text:span text:style-name="T7">в</text:span><text:span text:style-name="T2">озраст социальных объектов, линейное время - календарное, циклическое время — времена года,</text:span></text:p>
            <text:p><text:span text:style-name="T3">поколения, формации, события и происшествия как разметка времени (до войны и после войны). Сутки, недели, месяцы, годы, столетия</text:span></text:p>
          </table:table-cell>
          <table:table-cell office:value-type="string">
            <text:p>Политическое время <text:s text:c="10"/><text:span text:style-name="T2">возраст политических объектов, политические эпохи,</text:span></text:p>
            <text:p><text:span text:style-name="T2">режимы власти,</text:span></text:p>
            <text:p><text:span text:style-name="T3">циклы выборов, династическое время и пр.</text:span></text:p>
          </table:table-cell>
          <table:table-cell office:value-type="string">
            <text:p>Время бизнеса <text:s/><text:span text:style-name="T2">деловое время (оборот времени- капитала), время кредитов, экономические циклы</text:span></text:p>
          </table:table-cell>
          <table:table-cell office:value-type="string">
            <text:p>Идеальное (сакральное) время <text:span text:style-name="T2">Исторические и культурные даты, праздники, <text:s/>юбилеи и годовщины как разметка времени</text:span><text:span text:style-name="T7">. <text:s/></text:span></text:p>
          </table:table-cell>
          <table:table-cell office:value-type="string">
            <text:p>Информационное время <text:s text:c="13"/><text:span text:style-name="T2">время подачи и сбора информации, время хранения информации, возраст информации, программы вещания,</text:span></text:p>
          </table:table-cell>
          <table:table-cell office:value-type="string">
            <text:p>Бытовое время <text:s text:c="2"/><text:span text:style-name="T2">утро, день вечер, сегодня -завтра, давно и вчера, на той неделе и в прошлом году. Рабочее время и время отдыха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атмосфера, океаны, острова, горы, пустыни , рельеф, и прочее. </text:span></text:p>
            <text:p><text:span text:style-name="T3">интерьер и экстерьер,</text:span></text:p>
            <text:p><text:span text:style-name="T3">вещи в широком 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временем материальные реальности, рождающиеся материальные реальности</text:span></text:p>
          </table:table-cell>
          <table:table-cell table:style-name="ce3" office:value-type="string">
            <text:p>Материалистическая философия <text:span text:style-name="T1">механика, физика, химия, материаловедение и прочие</text:span></text:p>
          </table:table-cell>
          <table:table-cell office:value-type="string">
            <text:p>Биологическая материальная реальность <text:s text:c="3"/><text:span text:style-name="T2">почвы, вода, воздух минеральное сырье — как результат биологических процессов, организмы, тела биологических объектов. </text:span></text:p>
          </table:table-cell>
          <table:table-cell office:value-type="string">
            <text:p>Социальная материальная реальность <text:s/><text:span text:style-name="T2">конструкции, <text:s/>здания и сооружения, дороги . Машины, Механизмы, инструменты и приспособления, инфраструктура (ее материальная основа)</text:span></text:p>
          </table:table-cell>
          <table:table-cell office:value-type="string">
            <text:p>Политическая материальная реальность <text:s text:c="6"/><text:span text:style-name="T2">сила, власть Охраняемая и осваиваемая материальная реальность </text:span><text:span text:style-name="T7"><text:s/>(климат, например)</text:span></text:p>
          </table:table-cell>
          <table:table-cell office:value-type="string">
            <text:p>Предпринимательсткая материальная реальность <text:span text:style-name="T2">созданные в ходе деятельности материальные реальности, материальные результаты бизнеса, товары и деньги</text:span></text:p>
          </table:table-cell>
          <table:table-cell office:value-type="string">
            <text:p>Идеальная материальная реальность <text:span text:style-name="T2">символические материальные реальности, государственные символы, <text:s/>драгоценности, памятники,</text:span></text:p>
            <text:p><text:span text:style-name="T2">идеологизированные вещества и вещи, ювелирные изделия </text:span></text:p>
          </table:table-cell>
          <table:table-cell office:value-type="string">
            <text:p>Информационная материальная реальность <text:span text:style-name="T2">материальные носители информации.</text:span></text:p>
            <text:p><text:span text:style-name="T3">бумажные и электронные СМИ, книги, библиотеки, архивы</text:span></text:p>
          </table:table-cell>
          <table:table-cell office:value-type="string">
            <text:p>Бытовая материальная реальность <text:span text:style-name="T2">квартира, машина, дача, мебель, одежда-обувь, отопление-охлаждение, водопровод, канализация, связь, всякие гизмы, дивайсы, бытовой инструмент и приспособления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Распределенные в пространстве биологические реальности <text:span text:style-name="T2">биосфера, биоценозы, пространственное воплощение жизни, <text:s/>Экосистемы, биологическое пространственное разнообразие</text:span></text:p>
          </table:table-cell>
          <table:table-cell office:value-type="string">
            <text:p>Существующие во времени биологические реальности <text:s text:c="3"/><text:span text:style-name="T2">циклы жизни, сукцессии, пищевые цепи, метаморфизм, <text:s/>рост, развитие, размножение, умирание, палеонтологическая история</text:span></text:p>
          </table:table-cell>
          <table:table-cell office:value-type="string">
            <text:p>Материализованные биологические реальности <text:span text:style-name="T2">Материальное <text:s/>воплощение биологических объектов, их формы — тела (стволы, туши и прочее), месторождения. Лес, почва, пустыня и прочее</text:span></text:p>
          </table:table-cell>
          <table:table-cell table:style-name="ce3" office:value-type="string">
            <text:p>Философия биологии <text:span text:style-name="T1">зоология, ботаника, микробиология, генетика, физиология, психология</text:span></text:p>
          </table:table-cell>
          <table:table-cell office:value-type="string">
            <text:p>Социализованные биологические реальности <text:s text:c="9"/><text:span text:style-name="T2">еда и питание, сон, <text:s/>пищевые и прочие зависимости, отправление естественных потребностей, Медицина, <text:s/>здоровье и болезни. </text:span></text:p>
          </table:table-cell>
          <table:table-cell office:value-type="string">
            <text:p>Политизированные биологические реальности <text:span text:style-name="T2">охраняемая живая природа, осваиваемая <text:s/>живая природа, загрязняемая природа </text:span></text:p>
          </table:table-cell>
          <table:table-cell office:value-type="string">
            <text:p>Вовлеченные в бизнес биологические реальности <text:span text:style-name="T2">созданные в ходе деятельности биологические реальности , биотехнологии. </text:span></text:p>
            <text:p><text:span text:style-name="T3">Сельское хозяйство.</text:span></text:p>
          </table:table-cell>
          <table:table-cell office:value-type="string">
            <text:p>Идеализированные (сакрализованные) биологические реальности <text:span text:style-name="T2">полезные и вредные биологические реальности, <text:s/>охраняемые и исчезающие формы жизни.</text:span></text:p>
            <text:p><text:span text:style-name="T8"/></text:p>
          </table:table-cell>
          <table:table-cell office:value-type="string">
            <text:p>Информационные биологические реальности <text:span text:style-name="T2">биоинформационные реальности</text:span></text:p>
          </table:table-cell>
          <table:table-cell office:value-type="string">
            <text:p>Бытовые биологические реальности <text:span text:style-name="T2">продукты питания, лекарства, домашние животные, <text:s/>паразиты,насекомые, микробы и вирусы,</text:span></text:p>
            <text:p><text:span text:style-name="T3">здоровье, болезни в бытовом смысле</text:span><text:span text:style-name="T12">.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Распределенная в пространстве социальная реальность <text:s text:c="2"/><text:span text:style-name="T2">страны, <text:s/>поселения, <text:s text:c="2"/>социальные границы</text:span></text:p>
          </table:table-cell>
          <table:table-cell office:value-type="string">
            <text:p>Существующая во времени социальная реальность <text:span text:style-name="T2">события и происшествия, изменяющаяся во времени социальная реальность</text:span></text:p>
          </table:table-cell>
          <table:table-cell office:value-type="string">
            <text:p>Материализованная социальная реальность <text:s text:c="2"/><text:span text:style-name="T2">уровень жизни и потребление</text:span></text:p>
          </table:table-cell>
          <table:table-cell office:value-type="string">
            <text:p>Биологизированная социальная реальность <text:s text:c="2"/><text:span text:style-name="T2">Семья, род, племя, этнос, <text:s/>жизненный цикл, смерть. Образование, воспитание, социализация.</text:span></text:p>
          </table:table-cell>
          <table:table-cell table:style-name="ce3" office:value-type="string">
            <text:p>Социальная философия <text:span text:style-name="T1">социологии, антропология</text:span></text:p>
          </table:table-cell>
          <table:table-cell office:value-type="string">
            <text:p>Политизированная социальная реальность <text:span text:style-name="T2">социальная структура, социальные группы, классы и сословия</text:span></text:p>
          </table:table-cell>
          <table:table-cell office:value-type="string">
            <text:p>Предпринимательская социальная реальность <text:s text:c="6"/><text:span text:style-name="T2">труд, рабочие места</text:span></text:p>
          </table:table-cell>
          <table:table-cell office:value-type="string">
            <text:p>Идеализированная (сакрализованные) социальная реальность <text:span text:style-name="T2">конфессии, субкультуры, идеологизированные <text:s/>группы</text:span></text:p>
          </table:table-cell>
          <table:table-cell office:value-type="string">
            <text:p>Информационная социальная реальность <text:span text:style-name="T2">информационные социальные институты: связь и символические коммуникации, телефон и интернет</text:span><text:span text:style-name="T5"> </text:span></text:p>
          </table:table-cell>
          <table:table-cell office:value-type="string">
            <text:p>Бытовая социальная реальность <text:s text:c="5"/><text:span text:style-name="T2">«свои и чужие», начальники и подчиненные, соседи, родственники и знакомые, друзья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олитическая реальность</text:p>
          </table:table-cell>
          <table:table-cell office:value-type="string">
            <text:p>Пространственная политика <text:span text:style-name="T2">Государства, административно-территориальное деление, государственные и административные границы, округа, межгосударственные союзы</text:span></text:p>
          </table:table-cell>
          <table:table-cell office:value-type="string">
            <text:p>Существующая во времени политическая реальность <text:s/><text:span text:style-name="T2">рабочее время, время отдыха, система праздников, сезоны, поясное время, декретное время и пр.</text:span></text:p>
          </table:table-cell>
          <table:table-cell office:value-type="string">
            <text:p>Политика управления материальными ресурсами <text:span text:style-name="T4"><text:s/>распределительные институты</text:span></text:p>
          </table:table-cell>
          <table:table-cell office:value-type="string">
            <text:p>Биологизированная политическая реальность. Биологическая политика <text:span text:style-name="T2">регулирование рождаемости и смертности, борьба за здоровый образ жизни, борьба с инфекционными болезнями, и пр</text:span></text:p>
          </table:table-cell>
          <table:table-cell office:value-type="string">
            <text:p>Социализированная политическая реальность. Социальная политика. <text:span text:style-name="T2">семейная, пенсионная, <text:s/>образовательная и пр политики</text:span></text:p>
          </table:table-cell>
          <table:table-cell table:style-name="ce3" office:value-type="string">
            <text:p>Политическая философия <text:span text:style-name="T1">политология, политические науки</text:span></text:p>
          </table:table-cell>
          <table:table-cell office:value-type="string">
            <text:p>Предпринимательская политическая реальность <text:s/><text:span text:style-name="T2">захваты рынков, демпинг, рейдерство и, прочее</text:span></text:p>
          </table:table-cell>
          <table:table-cell office:value-type="string">
            <text:p>Идеализированная политическая реальность</text:p>
          </table:table-cell>
          <table:table-cell office:value-type="string">
            <text:p>Информационная политическая реальность</text:p>
          </table:table-cell>
          <table:table-cell office:value-type="string">
            <text:p>Бытовая политическая реальность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едпринимательская реальность</text:p>
          </table:table-cell>
          <table:table-cell office:value-type="string">
            <text:p>Распределенная в пространстве предпринимательская реальность<text:span text:style-name="T2"> торговля пространством, землей. Границы бизнесов</text:span></text:p>
          </table:table-cell>
          <table:table-cell office:value-type="string">
            <text:p>Связанная со временем предпринимательская реальность <text:span text:style-name="T2">фьючерсы, прогнозы, </text:span></text:p>
            <text:p><text:span text:style-name="T3">«время- деньги»</text:span></text:p>
          </table:table-cell>
          <table:table-cell office:value-type="string">
            <text:p>Материализованная предпринимательская реальность <text:span text:style-name="T2">бизнес с материальными реальностями -вещами и веществами</text:span></text:p>
          </table:table-cell>
          <table:table-cell office:value-type="string">
            <text:p>Бизнес на биологических объектах <text:span text:style-name="T5"><text:s text:c="4"/></text:span><text:span text:style-name="T2">медицинский бизнес, сельскохозяйственный бизнес, спорт </text:span></text:p>
          </table:table-cell>
          <table:table-cell office:value-type="string">
            <text:p>Бизнес на “социалке” <text:span text:style-name="T2">социальное конструирование, проектирование,социальная защита, благотворительность, социальные бизнесы — торговля <text:s/>гарантиями (страховка)</text:span></text:p>
          </table:table-cell>
          <table:table-cell office:value-type="string">
            <text:p>Бизнес на политике</text:p>
          </table:table-cell>
          <table:table-cell table:style-name="ce3" office:value-type="string">
            <text:p>Предпринимательская философия <text:span text:style-name="T1">теория деятельности, праксеология</text:span></text:p>
          </table:table-cell>
          <table:table-cell table:style-name="ce9" office:value-type="string">
            <text:p>Бизнес на идеях и ценностях <text:span text:style-name="T4">конструирование идей, их продажа, конверсия ценностей и идей в стоимости</text:span></text:p>
          </table:table-cell>
          <table:table-cell table:style-name="ce9" office:value-type="string">
            <text:p>Бизнес на информации <text:span text:style-name="T2">покупка-продажа информации, рекламирование, создание информации</text:span></text:p>
          </table:table-cell>
          <table:table-cell table:style-name="ce9" office:value-type="string">
            <text:p>Бытовой бизнес <text:span text:style-name="T2">заработать, спиздить, купить — продать, наварить, наебать, попилить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4">изобразительное искусство, фоторафия, ценности пространства</text:span></text:p>
          </table:table-cell>
          <table:table-cell office:value-type="string">
            <text:p>Идеи времен, дух времени и ценности времени <text:s text:c="3"/><text:span text:style-name="T4">ритм, музыка</text:span></text:p>
          </table:table-cell>
          <table:table-cell office:value-type="string">
            <text:p>Материалистические идеи и ценности <text:span text:style-name="T2">Идеи материальной культуры в широком смысле, </text:span></text:p>
            <text:p><text:span text:style-name="T2">идеи вещей, материальные ценности,ценности производства. </text:span><text:span text:style-name="T3">Понятия о нормах потребления и его ценностях. Потребительская мораль</text:span></text:p>
          </table:table-cell>
          <table:table-cell office:value-type="string">
            <text:p>Биологические идеи и ценности</text:p>
            <text:p><text:span text:style-name="T2">идеи биологических потребностей, <text:s text:c="2"/>идеологизированные запреты и ограничения на питание, <text:s/>идеи здоровья и болезни, з Ценность жизни. Биологическая этика</text:span></text:p>
          </table:table-cell>
          <table:table-cell office:value-type="string">
            <text:p>Социальные идеи и ценности <text:span text:style-name="T4">социальные нормы, социальная этика</text:span></text:p>
          </table:table-cell>
          <table:table-cell office:value-type="string">
            <text:p>Политические идеи и ценности <text:span text:style-name="T3">идеи добра, справедливости свобода, служение, и прочие.Нормы политической жизни.</text:span></text:p>
            <text:p><text:span text:style-name="T2">Политическая этика этика</text:span></text:p>
          </table:table-cell>
          <table:table-cell office:value-type="string">
            <text:p>Предпринимательские идеи и ценности <text:s text:c="9"/><text:span text:style-name="T2">Идеи эффективности, наживы, и прочее,</text:span></text:p>
            <text:p><text:span text:style-name="T2">идеи – схемы бизнесов</text:span></text:p>
            <text:p><text:span text:style-name="T3">ценности <text:s/>предпринимательства, идеи товаров и денег. Нормы предпринимательской деятельности, бизнес-мораль</text:span></text:p>
          </table:table-cell>
          <table:table-cell table:style-name="ce3" office:value-type="string">
            <text:p>Идеалистическая философия <text:span text:style-name="T10">литературная и художественная критики, искусствознание</text:span></text:p>
          </table:table-cell>
          <table:table-cell office:value-type="string">
            <text:p>Идеи и ценности информационной реальности <text:span text:style-name="T4">информационная этика</text:span></text:p>
          </table:table-cell>
          <table:table-cell office:value-type="string">
            <text:p>Бытовые идеи и <text:s/>ценности <text:s text:c="3"/><text:span text:style-name="T2">пожрать, поспать, развлечься, выпить и закусить, покурить и вмазать <text:s/>. Бытовая мораль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нформационная реальность</text:p>
          </table:table-cell>
          <table:table-cell office:value-type="string">
            <text:p>Информация о пространстве <text:span text:style-name="T2">карты, схемы, разметки дорог, указатели и прочее, системы координат, GPS-навигация</text:span></text:p>
          </table:table-cell>
          <table:table-cell office:value-type="string">
            <text:p>Информация о времени <text:s text:c="8"/><text:span text:style-name="T4">точное время, поясное время, времена года- сезоны</text:span></text:p>
          </table:table-cell>
          <table:table-cell office:value-type="string">
            <text:p>Информация о материальных объектах <text:s text:c="5"/><text:span text:style-name="T4">реклама вещей и веществ. </text:span><text:span text:style-name="T2">Информация о погоде и природных явлений типа магнитных бурь. Новости материального мира,</text:span></text:p>
          </table:table-cell>
          <table:table-cell office:value-type="string">
            <text:p>Биологическая информация <text:s/><text:span text:style-name="T5">б</text:span><text:span text:style-name="T2">иологические и медицинские справочники и прочее. <text:s/>Информация о биологических опасностях.</text:span></text:p>
            <text:p><text:span text:style-name="T2">Новости о биологической реальности. Реклама здоровья, чистоты и пр.</text:span></text:p>
          </table:table-cell>
          <table:table-cell office:value-type="string">
            <text:p>Социальная информация</text:p>
            <text:p><text:span text:style-name="T3">социальная статистика, социологические и прочие обследования, новости о социальной реальности, в том числе местные, вроде смертей, браков и разводов. Социальная реклама</text:span><text:span text:style-name="T8"><text:tab/></text:span></text:p>
            <text:p><text:span text:style-name="T9"/></text:p>
          </table:table-cell>
          <table:table-cell office:value-type="string">
            <text:p>Политическая информация <text:span text:style-name="T2">информационные поводы, политические новости. Политическая реклама</text:span></text:p>
          </table:table-cell>
          <table:table-cell office:value-type="string">
            <text:p>Бизнес-информация <text:span text:style-name="T4">индексы деловой активности, цены, прогнозы и пр</text:span></text:p>
          </table:table-cell>
          <table:table-cell office:value-type="string">
            <text:p>Информация о идеях и ценностях</text:p>
          </table:table-cell>
          <table:table-cell table:style-name="ce3" office:value-type="string">
            <text:p>Информационная философия <text:s text:c="3"/><text:span text:style-name="T11"><text:s/></text:span><text:span text:style-name="T1">теория информации</text:span></text:p>
          </table:table-cell>
          <table:table-cell office:value-type="string">
            <text:p>Бытовая информация <text:s text:c="2"/><text:span text:style-name="T2">слухи, сплетни, истории из жизни звезд, анекдоты.</text:span><text:span text:style-name="T5">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table:style-name="ce6" office:value-type="string">
            <text:p><text:span text:style-name="T5">Быт в пространстве </text:span><text:span text:style-name="T2">преодоление <text:s/>пространства в быту — на работу и с работы, домой и на дачу, в гости и в ресторан, в магазин и пр., транспорт, обустройство пространства</text:span></text:p>
          </table:table-cell>
          <table:table-cell office:value-type="string">
            <text:p>Быт во времени <text:span text:style-name="T2">временные затраты на работу, на отдых, на развлечение, на сон и прочее</text:span></text:p>
          </table:table-cell>
          <table:table-cell office:value-type="string">
            <text:p>Материализованный быт <text:s text:c="11"/><text:span text:style-name="T4">уровень жизни и потребления материальных благ</text:span></text:p>
          </table:table-cell>
          <table:table-cell office:value-type="string">
            <text:p>Биологический быт <text:s/><text:span text:style-name="T2">состояние здоровья, лечение -процедуры, прием лекарств, структура питания-диета, организация отдыха и сна</text:span></text:p>
          </table:table-cell>
          <table:table-cell office:value-type="string">
            <text:p>Социальный быт <text:s/><text:span text:style-name="T2">семейные и родственные, дружеские, враждебные отношения, <text:s/></text:span></text:p>
          </table:table-cell>
          <table:table-cell office:value-type="string">
            <text:p>Политический быт <text:span text:style-name="T5">политические </text:span><text:span text:style-name="T2">споры и разговоры, собрания и встречи, союзы и соглашения</text:span></text:p>
          </table:table-cell>
          <table:table-cell office:value-type="string">
            <text:p>Предпринимательский быт <text:s text:c="6"/><text:span text:style-name="T2">деловые встречи, знакомства и связи, деловые контакты в бане, ресторане, на охоте, совместный отдых партнеров</text:span></text:p>
          </table:table-cell>
          <table:table-cell office:value-type="string">
            <text:p>Идеологический быт <text:s text:c="17"/><text:span text:style-name="T2">походы в церковь или к святым местам, <text:s/>посиделки <text:s/>обсуждением судеб родины</text:span></text:p>
          </table:table-cell>
          <table:table-cell office:value-type="string">
            <text:p>Информационный быт <text:s text:c="9"/><text:span text:style-name="T4">смотрение ТВ, радио, чтение газет, поиски информации в сети</text:span></text:p>
          </table:table-cell>
          <table:table-cell table:style-name="ce3" office:value-type="string">
            <text:p>Обывательская философия</text:p>
          </table:table-cell>
          <table:table-cell table:number-columns-repeated="242"/>
        </table:table-row>
        <table:table-row table:style-name="ro1" table:number-rows-repeated="65524">
          <table:table-cell table:number-columns-repeated="253"/>
        </table:table-row>
        <table:table-row table:style-name="ro1"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1:29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8-23T11:29:54</dc:date>
    <dc:language>ru-RU</dc:language>
    <meta:editing-cycles>2</meta:editing-cycles>
    <meta:editing-duration>PT2M51S</meta:editing-duration>
    <meta:document-statistic meta:table-count="1" meta:cell-count="121" meta:object-count="0"/>
    <meta:user-defined meta:name="Info 1"/>
    <meta:user-defined meta:name="Info 2"/>
    <meta:user-defined meta:name="Info 3"/>
    <meta:user-defined meta:name="Info 4"/>
  </office:meta>
</office:document-meta>
</file>